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0.29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fo:min-height="0.764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objectwithoutfill">
      <style:graphic-properties svg:stroke-color="#808080" draw:fill="none"/>
    </style:style>
    <style:style style:name="gr15" style:family="graphic" style:parent-style-name="objectwithoutfill">
      <style:graphic-properties svg:stroke-color="#0047ff" draw:marker-end="Arrow" draw:marker-end-width="0.203cm" draw:fill="none"/>
    </style:style>
    <style:style style:name="gr16" style:family="graphic" style:parent-style-name="standard">
      <style:graphic-properties draw:stroke="none" svg:stroke-color="#000000" draw:fill="none" draw:fill-color="#ffffff" fo:min-height="1.143cm"/>
    </style:style>
    <style:style style:name="gr17" style:family="graphic" style:parent-style-name="standard">
      <style:graphic-properties draw:stroke="dash" draw:stroke-dash="Ultrafine_20_Dashed"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18" style:family="graphic" style:parent-style-name="standard">
      <style:graphic-properties draw:stroke="none" svg:stroke-color="#000000" svg:stroke-opacity="60%" draw:fill="none" draw:fill-color="#ffffff" fo:min-height="0.764cm"/>
    </style:style>
    <style:style style:name="gr19" style:family="graphic" style:parent-style-name="objectwithoutfill">
      <style:graphic-properties draw:stroke="dash" draw:stroke-dash="Ultrafine_20_Dashed" svg:stroke-opacity="60%" draw:fill="none"/>
    </style:style>
    <style:style style:name="gr20" style:family="graphic" style:parent-style-name="objectwithoutfill">
      <style:graphic-properties draw:stroke="dash" draw:stroke-dash="Ultrafine_20_Dashed" svg:stroke-color="#808080" draw:fill="none"/>
    </style:style>
    <style:style style:name="gr21" style:family="graphic" style:parent-style-name="objectwithoutfill">
      <style:graphic-properties draw:stroke="dash" draw:stroke-dash="Ultrafine_20_Dashed" draw:marker-end="Arrow" draw:marker-end-width="0.203cm" svg:stroke-opacity="60%" draw:fill="none"/>
    </style:style>
    <style:style style:name="gr22" style:family="graphic" style:parent-style-name="standard">
      <style:graphic-properties draw:stroke="dash" draw:stroke-dash="Ultrafine_20_Dashed" svg:stroke-color="#000000" svg:stroke-opacity="60%"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dash" draw:stroke-dash="Ultrafine_20_Dashed" svg:stroke-color="#000000" draw:fill="solid"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1.305cm"/>
    </style:style>
    <style:style style:name="gr25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666666"/>
    </style:style>
    <style:style style:name="P5" style:family="paragraph">
      <style:text-properties fo:color="#666666" fo:font-size="12pt" style:font-size-asian="12pt" style:font-size-complex="12pt"/>
    </style:style>
    <style:style style:name="P6" style:family="paragraph">
      <style:paragraph-properties fo:text-align="center"/>
      <style:text-properties fo:color="#666666"/>
    </style:style>
    <style:style style:name="T1" style:family="text">
      <style:text-properties style:text-position="sub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53cm" svg:y1="3.75cm" svg:x2="10.703cm" svg:y2="16.326cm">
          <text:p/>
        </draw:line>
        <draw:custom-shape draw:style-name="gr2" draw:text-style-name="P1" draw:layer="layout" svg:width="2.815cm" svg:height="2.893cm" svg:x="8.767cm" svg:y="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762cm" svg:height="0.888cm" svg:x="8.42cm" svg:y="7.406cm" svg:viewBox="0 0 763 889" svg:d="m381 52c216 0 381 165 381 381s-165 381-381 381-381-165-381-381 165-381 381-381zm-381 0zm763 763zm-763-815v889z">
          <text:p/>
        </draw:path>
        <draw:path draw:style-name="gr4" draw:text-style-name="P1" draw:layer="layout" svg:width="1.65cm" svg:height="0.634cm" svg:x="9.867cm" svg:y="15.691cm" svg:viewBox="0 0 1651 635" svg:d="m381 381v254zm0 254h889zm889 0v-254zm-889-254h889zm889 0 381-381zm-867 0-381-381zm1248-381h-1651z">
          <text:p/>
        </draw:path>
        <draw:custom-shape draw:style-name="gr5" draw:text-style-name="P1" draw:layer="layout" svg:width="0.127cm" svg:height="0.127cm" svg:x="10.632cm" svg:y="16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23cm" svg:height="16.964cm" draw:transform="rotate (1.5707963267949) translate (5.892cm 17.0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397cm" svg:height="1.064cm" svg:x="10.388cm" svg:y="14.667cm">
          <draw:text-box>
            <text:p text:style-name="P1">T<text:span text:style-name="T1">1</text:span></text:p>
          </draw:text-box>
        </draw:frame>
        <draw:frame draw:style-name="gr8" draw:text-style-name="P2" draw:layer="layout" svg:width="5.28cm" svg:height="0.806cm" svg:x="5.935cm" svg:y="16.943cm">
          <draw:text-box>
            <text:p><text:span text:style-name="T2">SourcePosition(x,y,z)</text:span></text:p>
          </draw:text-box>
        </draw:frame>
        <draw:line draw:style-name="gr9" draw:text-style-name="P1" draw:layer="layout" svg:x1="10.573cm" svg:y1="16.62cm" svg:x2="9.049cm" svg:y2="17.128cm">
          <text:p/>
        </draw:line>
        <draw:frame draw:style-name="gr10" draw:text-style-name="P3" draw:layer="layout" svg:width="5.634cm" svg:height="1.014cm" svg:x="10.444cm" svg:y="5.401cm">
          <draw:text-box>
            <text:p><text:span text:style-name="T3">ListenerPosition(x1,y1,z1)</text:span></text:p>
          </draw:text-box>
        </draw:frame>
        <draw:line draw:style-name="gr9" draw:text-style-name="P1" draw:layer="layout" svg:x1="10.317cm" svg:y1="7.74cm" svg:x2="10.735cm" svg:y2="6.163cm">
          <text:p/>
        </draw:line>
        <draw:frame draw:style-name="gr11" draw:layer="layout" svg:width="1.397cm" svg:height="1.064cm" svg:x="11.855cm" svg:y="7.406cm">
          <draw:text-box>
            <text:p>R<text:span text:style-name="T1">1</text:span></text:p>
          </draw:text-box>
        </draw:frame>
        <draw:line draw:style-name="gr1" draw:text-style-name="P1" draw:layer="layout" svg:x1="6.553cm" svg:y1="3.796cm" svg:x2="10.184cm" svg:y2="7.876cm">
          <text:p/>
        </draw:line>
        <draw:custom-shape draw:style-name="gr12" draw:text-style-name="P1" draw:layer="layout" svg:width="0.254cm" svg:height="0.254cm" svg:x="6.377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07cm" svg:height="1.3cm" svg:x="4.726cm" svg:y="3.153cm">
          <draw:text-box>
            <text:p><text:span text:style-name="T3">(0,0,0)</text:span></text:p>
          </draw:text-box>
        </draw:frame>
        <draw:line draw:style-name="gr14" draw:text-style-name="P1" draw:layer="layout" svg:x1="9.797cm" svg:y1="9.279cm" svg:x2="10.178cm" svg:y2="9.787cm">
          <text:p/>
        </draw:line>
        <draw:line draw:style-name="gr14" draw:text-style-name="P1" draw:layer="layout" svg:x1="10.559cm" svg:y1="9.289cm" svg:x2="10.178cm" svg:y2="9.797cm">
          <text:p/>
        </draw:line>
        <draw:frame draw:style-name="gr11" draw:layer="layout" svg:width="1.397cm" svg:height="1.064cm" svg:x="7.376cm" svg:y="7.406cm">
          <draw:text-box>
            <text:p>R<text:span text:style-name="T1">2</text:span></text:p>
          </draw:text-box>
        </draw:frame>
        <draw:line draw:style-name="gr15" draw:text-style-name="P1" draw:layer="layout" svg:x1="10.183cm" svg:y1="7.951cm" svg:x2="10.183cm" svg:y2="10.862cm">
          <text:p/>
        </draw:line>
        <draw:line draw:style-name="gr9" draw:text-style-name="P1" draw:layer="layout" svg:x1="10.1cm" svg:y1="10.093cm" svg:x2="9.338cm" svg:y2="10.227cm">
          <text:p/>
        </draw:line>
        <draw:frame draw:style-name="gr16" draw:text-style-name="P3" draw:layer="layout" svg:width="4.356cm" svg:height="1.393cm" svg:x="5.37cm" svg:y="9.469cm">
          <draw:text-box>
            <text:p><text:span text:style-name="T3">ListenerView(x,y,z)</text:span></text:p>
          </draw:text-box>
        </draw:frame>
        <draw:line draw:style-name="gr15" draw:text-style-name="P1" draw:layer="layout" svg:x1="10.703cm" svg:y1="16.282cm" svg:x2="10.703cm" svg:y2="13.869cm">
          <text:p/>
        </draw:line>
        <draw:line draw:style-name="gr9" draw:text-style-name="P1" draw:layer="layout" svg:x1="10.931cm" svg:y1="14.588cm" svg:x2="12.091cm" svg:y2="14.672cm">
          <text:p/>
        </draw:line>
        <draw:frame draw:style-name="gr16" draw:text-style-name="P3" draw:layer="layout" svg:width="4.356cm" svg:height="1.393cm" svg:x="11.959cm" svg:y="13.972cm">
          <draw:text-box>
            <text:p><text:span text:style-name="T3">SourceView(x,y,z)</text:span></text:p>
          </draw:text-box>
        </draw:frame>
        <draw:path draw:style-name="gr3" draw:text-style-name="P1" draw:layer="layout" svg:width="0.762cm" svg:height="0.888cm" draw:transform="rotate (-3.14159265358979) translate (11.908cm 8.266cm)" svg:viewBox="0 0 763 889" svg:d="m381 52c216 0 381 165 381 381s-165 381-381 381-381-165-381-381 165-381 381-381zm-381 0zm763 763zm-763-815v889z">
          <text:p/>
        </draw:path>
        <draw:custom-shape draw:style-name="gr5" draw:text-style-name="P1" draw:layer="layout" svg:width="0.127cm" svg:height="0.127cm" svg:x="10.116cm" svg:y="7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815cm" svg:height="2.893cm" svg:x="17.867cm" svg:y="5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5.694cm" svg:height="1.014cm" svg:x="19.544cm" svg:y="4.002cm">
          <draw:text-box>
            <text:p text:style-name="P4"><text:span text:style-name="T3">ListenerPosition(x2,y2,z2)</text:span></text:p>
          </draw:text-box>
        </draw:frame>
        <draw:line draw:style-name="gr19" draw:text-style-name="P1" draw:layer="layout" svg:x1="19.34cm" svg:y1="6.285cm" svg:x2="19.835cm" svg:y2="4.764cm">
          <text:p/>
        </draw:line>
        <draw:line draw:style-name="gr20" draw:text-style-name="P1" draw:layer="layout" svg:x1="18.897cm" svg:y1="7.88cm" svg:x2="19.278cm" svg:y2="8.388cm">
          <text:p/>
        </draw:line>
        <draw:line draw:style-name="gr20" draw:text-style-name="P1" draw:layer="layout" svg:x1="19.659cm" svg:y1="7.89cm" svg:x2="19.278cm" svg:y2="8.398cm">
          <text:p/>
        </draw:line>
        <draw:line draw:style-name="gr21" draw:text-style-name="P1" draw:layer="layout" svg:x1="19.283cm" svg:y1="6.552cm" svg:x2="19.283cm" svg:y2="9.463cm">
          <text:p/>
        </draw:line>
        <draw:path draw:style-name="gr22" draw:text-style-name="P1" draw:layer="layout" svg:width="0.762cm" svg:height="0.888cm" draw:transform="rotate (-3.14159265358979) translate (21.008cm 6.867cm)" svg:viewBox="0 0 763 889" svg:d="m381 52c216 0 381 165 381 381s-165 381-381 381-381-165-381-381 165-381 381-381zm-381 0zm763 763zm-763-815v889z">
          <text:p/>
        </draw:path>
        <draw:custom-shape draw:style-name="gr23" draw:text-style-name="P1" draw:layer="layout" svg:width="0.127cm" svg:height="0.127cm" svg:x="19.216cm" svg:y="6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553cm" svg:y1="3.795cm" svg:x2="19.253cm" svg:y2="6.417cm">
          <text:p/>
        </draw:line>
        <draw:frame draw:style-name="gr24" draw:text-style-name="P3" draw:layer="layout" svg:width="6.134cm" svg:height="1.555cm" svg:x="1.254cm" svg:y="5.17cm">
          <draw:text-box>
            <text:p><text:span text:style-name="T3">RoomCornerA(x,y,z)</text:span></text:p>
          </draw:text-box>
        </draw:frame>
        <draw:custom-shape draw:style-name="gr12" draw:text-style-name="P1" draw:layer="layout" svg:width="0.254cm" svg:height="0.254cm" svg:x="5.745cm" svg:y="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746cm" svg:y1="5.018cm" svg:x2="5.283cm" svg:y2="5.655cm">
          <text:p/>
        </draw:line>
        <draw:frame draw:style-name="gr24" draw:text-style-name="P3" draw:layer="layout" svg:width="6.134cm" svg:height="1.555cm" svg:x="18.254cm" svg:y="17.352cm">
          <draw:text-box>
            <text:p><text:span text:style-name="T3">RoomCornerB(x,y,z)</text:span></text:p>
          </draw:text-box>
        </draw:frame>
        <draw:custom-shape draw:style-name="gr12" draw:text-style-name="P1" draw:layer="layout" svg:width="0.254cm" svg:height="0.254cm" svg:x="22.745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746cm" svg:y1="17.2cm" svg:x2="22.283cm" svg:y2="17.837cm">
          <text:p/>
        </draw:line>
        <draw:path draw:style-name="gr22" draw:text-style-name="P1" draw:layer="layout" svg:width="0.762cm" svg:height="0.888cm" svg:x="17.52cm" svg:y="5.991cm" svg:viewBox="0 0 763 889" svg:d="m381 52c216 0 381 165 381 381s-165 381-381 381-381-165-381-381 165-381 381-381zm-381 0zm763 763zm-763-815v889z">
          <text:p/>
        </draw:path>
        <draw:custom-shape draw:style-name="gr17" draw:text-style-name="P1" draw:layer="layout" svg:width="2.815cm" svg:height="2.893cm" svg:x="16.333cm" svg:y="10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5.694cm" svg:height="1.014cm" svg:x="17.685cm" svg:y="13.862cm">
          <draw:text-box>
            <text:p text:style-name="P4"><text:span text:style-name="T3">ListenerPosition(x3,y3,z3)</text:span></text:p>
          </draw:text-box>
        </draw:frame>
        <draw:line draw:style-name="gr19" draw:text-style-name="P6" draw:layer="layout" svg:x1="17.831cm" svg:y1="12.503cm" svg:x2="18.974cm" svg:y2="14.187cm">
          <text:p/>
        </draw:line>
        <draw:line draw:style-name="gr20" draw:text-style-name="P1" draw:layer="layout" svg:x1="17.363cm" svg:y1="13.768cm" svg:x2="17.744cm" svg:y2="14.276cm">
          <text:p/>
        </draw:line>
        <draw:line draw:style-name="gr20" draw:text-style-name="P1" draw:layer="layout" svg:x1="18.125cm" svg:y1="13.778cm" svg:x2="17.744cm" svg:y2="14.286cm">
          <text:p/>
        </draw:line>
        <draw:line draw:style-name="gr21" draw:text-style-name="P1" draw:layer="layout" svg:x1="17.749cm" svg:y1="12.44cm" svg:x2="17.749cm" svg:y2="15.351cm">
          <text:p/>
        </draw:line>
        <draw:path draw:style-name="gr22" draw:text-style-name="P1" draw:layer="layout" svg:width="0.762cm" svg:height="0.888cm" draw:transform="rotate (-3.14159265358979) translate (19.474cm 12.755cm)" svg:viewBox="0 0 763 889" svg:d="m381 52c216 0 381 165 381 381s-165 381-381 381-381-165-381-381 165-381 381-381zm-381 0zm763 763zm-763-815v889z">
          <text:p/>
        </draw:path>
        <draw:custom-shape draw:style-name="gr23" draw:text-style-name="P1" draw:layer="layout" svg:width="0.127cm" svg:height="0.127cm" svg:x="17.682cm" svg:y="12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0.762cm" svg:height="0.888cm" svg:x="15.986cm" svg:y="11.879cm" svg:viewBox="0 0 763 889" svg:d="m381 52c216 0 381 165 381 381s-165 381-381 381-381-165-381-381 165-381 381-381zm-381 0zm763 763zm-763-815v889z">
          <text:p/>
        </draw:path>
        <draw:custom-shape draw:style-name="gr25" draw:text-style-name="P1" draw:layer="layout" svg:width="3.937cm" svg:height="0.762cm" draw:transform="rotate (0.20943951023932) translate (13.093cm 7.1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2.493cm" svg:height="1.022cm" draw:transform="rotate (-1.83259571459405) translate (19.034cm 8.3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0:39:23.83</dc:date>
    <meta:editing-duration>PT2H15M49S</meta:editing-duration>
    <meta:editing-cycles>23</meta:editing-cycles>
    <meta:generator>LibreOffice/3.5$Windows_x86 LibreOffice_project/165a79a-7059095-e13bb37-fef39a4-9503d18</meta:generator>
    <meta:document-statistic meta:object-count="53"/>
  </office:meta>
</office:document-meta>
</file>